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21845a" officeooo:paragraph-rsid="0021845a"/>
    </style:style>
    <style:style style:name="P2" style:family="paragraph" style:parent-style-name="Standard">
      <style:text-properties officeooo:rsid="0021845a" officeooo:paragraph-rsid="0021845a"/>
    </style:style>
    <style:style style:name="P3" style:family="paragraph" style:parent-style-name="Standard">
      <style:text-properties officeooo:rsid="0021845a" officeooo:paragraph-rsid="003102ba"/>
    </style:style>
    <style:style style:name="P4" style:family="paragraph" style:parent-style-name="Preformatted_20_Text">
      <style:text-properties officeooo:paragraph-rsid="0024c410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24c410"/>
    </style:style>
    <style:style style:name="P6" style:family="paragraph" style:parent-style-name="Preformatted_20_Text">
      <style:text-properties officeooo:rsid="00098573" officeooo:paragraph-rsid="00098573"/>
    </style:style>
    <style:style style:name="P7" style:family="paragraph" style:parent-style-name="Standard">
      <style:text-properties officeooo:rsid="00098573" officeooo:paragraph-rsid="00098573"/>
    </style:style>
    <style:style style:name="P8" style:family="paragraph" style:parent-style-name="Standard">
      <style:text-properties officeooo:rsid="000a2049" officeooo:paragraph-rsid="000a2049"/>
    </style:style>
    <style:style style:name="P9" style:family="paragraph" style:parent-style-name="Standard">
      <style:text-properties fo:font-style="normal" officeooo:rsid="000c680f" officeooo:paragraph-rsid="000c680f" style:font-style-asian="normal" style:font-style-complex="normal"/>
    </style:style>
    <style:style style:name="P10" style:family="paragraph" style:parent-style-name="Standard">
      <style:text-properties fo:font-style="normal" officeooo:rsid="000e2f5b" officeooo:paragraph-rsid="000e2f5b" style:font-style-asian="normal" style:font-style-complex="normal"/>
    </style:style>
    <style:style style:name="P11" style:family="paragraph" style:parent-style-name="Standard">
      <style:text-properties fo:font-style="normal" officeooo:rsid="000f8835" officeooo:paragraph-rsid="000f8835" style:font-style-asian="normal" style:font-style-complex="normal"/>
    </style:style>
    <style:style style:name="P12" style:family="paragraph" style:parent-style-name="Standard">
      <style:text-properties officeooo:rsid="0013c9d4" officeooo:paragraph-rsid="0013c9d4"/>
    </style:style>
    <style:style style:name="P13" style:family="paragraph" style:parent-style-name="Standard">
      <style:text-properties officeooo:rsid="001515b7" officeooo:paragraph-rsid="001515b7"/>
    </style:style>
    <style:style style:name="P14" style:family="paragraph" style:parent-style-name="Standard">
      <style:text-properties officeooo:rsid="0015d93f" officeooo:paragraph-rsid="0015d93f"/>
    </style:style>
    <style:style style:name="P15" style:family="paragraph" style:parent-style-name="Standard">
      <style:text-properties officeooo:rsid="0018a2ae" officeooo:paragraph-rsid="0018a2ae"/>
    </style:style>
    <style:style style:name="P16" style:family="paragraph" style:parent-style-name="Standard">
      <style:text-properties officeooo:rsid="0018a2ae" officeooo:paragraph-rsid="001a3fc5"/>
    </style:style>
    <style:style style:name="P17" style:family="paragraph" style:parent-style-name="Standard">
      <style:text-properties officeooo:rsid="001ae2be" officeooo:paragraph-rsid="001ae2be"/>
    </style:style>
    <style:style style:name="P18" style:family="paragraph" style:parent-style-name="Standard">
      <style:text-properties officeooo:paragraph-rsid="001d184d"/>
    </style:style>
    <style:style style:name="P19" style:family="paragraph" style:parent-style-name="Standard">
      <style:text-properties officeooo:rsid="00290933" officeooo:paragraph-rsid="003102ba"/>
    </style:style>
    <style:style style:name="P20" style:family="paragraph" style:parent-style-name="Standard">
      <style:text-properties officeooo:rsid="0034bfbe" officeooo:paragraph-rsid="0034bfbe"/>
    </style:style>
    <style:style style:name="P21" style:family="paragraph" style:parent-style-name="Standard">
      <style:text-properties officeooo:rsid="00379449" officeooo:paragraph-rsid="00379449"/>
    </style:style>
    <style:style style:name="P22" style:family="paragraph" style:parent-style-name="Standard">
      <style:text-properties officeooo:rsid="003ceb26" officeooo:paragraph-rsid="003ceb26"/>
    </style:style>
    <style:style style:name="P23" style:family="paragraph" style:parent-style-name="Standard">
      <style:text-properties officeooo:rsid="003f21e5" officeooo:paragraph-rsid="003f21e5"/>
    </style:style>
    <style:style style:name="P24" style:family="paragraph" style:parent-style-name="Standard">
      <style:text-properties officeooo:rsid="00427069" officeooo:paragraph-rsid="00427069"/>
    </style:style>
    <style:style style:name="P25" style:family="paragraph" style:parent-style-name="Standard">
      <style:text-properties officeooo:rsid="00456405" officeooo:paragraph-rsid="00456405"/>
    </style:style>
    <style:style style:name="P26" style:family="paragraph" style:parent-style-name="Standard">
      <style:text-properties officeooo:rsid="0048ef4e" officeooo:paragraph-rsid="0048ef4e"/>
    </style:style>
    <style:style style:name="P27" style:family="paragraph" style:parent-style-name="Standard">
      <style:text-properties officeooo:rsid="004a0481" officeooo:paragraph-rsid="004a0481"/>
    </style:style>
    <style:style style:name="P28" style:family="paragraph" style:parent-style-name="Standard">
      <style:text-properties officeooo:rsid="004a0481" officeooo:paragraph-rsid="004a2a6a"/>
    </style:style>
    <style:style style:name="P29" style:family="paragraph" style:parent-style-name="Standard">
      <style:text-properties officeooo:rsid="004a0481" officeooo:paragraph-rsid="00507a37"/>
    </style:style>
    <style:style style:name="P30" style:family="paragraph" style:parent-style-name="Standard">
      <style:text-properties officeooo:rsid="004a2a6a" officeooo:paragraph-rsid="004a2a6a"/>
    </style:style>
    <style:style style:name="P31" style:family="paragraph" style:parent-style-name="Standard">
      <style:text-properties officeooo:rsid="004de62f" officeooo:paragraph-rsid="004de62f"/>
    </style:style>
    <style:style style:name="P32" style:family="paragraph" style:parent-style-name="Standard">
      <style:text-properties officeooo:rsid="00507a37" officeooo:paragraph-rsid="00507a37"/>
    </style:style>
    <style:style style:name="P33" style:family="paragraph" style:parent-style-name="Standard">
      <style:text-properties officeooo:rsid="0053d455" officeooo:paragraph-rsid="0053d455"/>
    </style:style>
    <style:style style:name="P34" style:family="paragraph" style:parent-style-name="Standard">
      <style:text-properties style:text-line-through-style="none" style:text-line-through-type="none" officeooo:rsid="0043ddae" officeooo:paragraph-rsid="00427069"/>
    </style:style>
    <style:style style:name="P35" style:family="paragraph" style:parent-style-name="Standard">
      <style:text-properties officeooo:rsid="005804ca" officeooo:paragraph-rsid="005804ca"/>
    </style:style>
    <style:style style:name="P36" style:family="paragraph" style:parent-style-name="Preformatted_20_Text">
      <style:text-properties officeooo:rsid="0075b188" officeooo:paragraph-rsid="0075b188"/>
    </style:style>
    <style:style style:name="P37" style:family="paragraph" style:parent-style-name="Standard">
      <style:text-properties style:text-line-through-style="none" style:text-line-through-type="none" officeooo:rsid="0046e631" officeooo:paragraph-rsid="0046e631"/>
    </style:style>
    <style:style style:name="P38" style:family="paragraph" style:parent-style-name="Standard">
      <style:text-properties style:text-line-through-style="none" style:text-line-through-type="none" officeooo:rsid="0060f16a" officeooo:paragraph-rsid="0060f16a"/>
    </style:style>
    <style:style style:name="P39" style:family="paragraph" style:parent-style-name="Standard">
      <style:text-properties officeooo:rsid="0012b4da" officeooo:paragraph-rsid="00592868"/>
    </style:style>
    <style:style style:name="P40" style:family="paragraph" style:parent-style-name="Standard">
      <style:text-properties officeooo:rsid="00592868" officeooo:paragraph-rsid="00592868"/>
    </style:style>
    <style:style style:name="P41" style:family="paragraph" style:parent-style-name="Standard">
      <style:text-properties fo:font-style="normal" officeooo:rsid="000b891f" officeooo:paragraph-rsid="000b891f" style:font-style-asian="normal" style:font-style-complex="normal"/>
    </style:style>
    <style:style style:name="P42" style:family="paragraph" style:parent-style-name="Standard">
      <style:text-properties fo:font-style="normal" officeooo:rsid="00592868" officeooo:paragraph-rsid="00592868" style:font-style-asian="normal" style:font-style-complex="normal"/>
    </style:style>
    <style:style style:name="P43" style:family="paragraph" style:parent-style-name="Standard">
      <style:text-properties fo:font-style="normal" officeooo:rsid="000c680f" officeooo:paragraph-rsid="000c680f" style:font-style-asian="normal" style:font-style-complex="normal"/>
    </style:style>
    <style:style style:name="P44" style:family="paragraph" style:parent-style-name="Standard">
      <style:text-properties officeooo:rsid="000aa88e" officeooo:paragraph-rsid="00592868"/>
    </style:style>
    <style:style style:name="P45" style:family="paragraph" style:parent-style-name="Standard">
      <style:text-properties officeooo:rsid="00098573" officeooo:paragraph-rsid="00098573"/>
    </style:style>
    <style:style style:name="P46" style:family="paragraph" style:parent-style-name="Standard">
      <style:text-properties officeooo:rsid="00098573" officeooo:paragraph-rsid="0070cffe"/>
    </style:style>
    <style:style style:name="P47" style:family="paragraph" style:parent-style-name="Standard">
      <style:text-properties officeooo:rsid="00098573" officeooo:paragraph-rsid="0072a258"/>
    </style:style>
    <style:style style:name="P48" style:family="paragraph" style:parent-style-name="Standard">
      <style:text-properties officeooo:rsid="005b1126" officeooo:paragraph-rsid="005b1126"/>
    </style:style>
    <style:style style:name="P49" style:family="paragraph" style:parent-style-name="Standard">
      <style:text-properties officeooo:rsid="00379449" officeooo:paragraph-rsid="00379449"/>
    </style:style>
    <style:style style:name="P50" style:family="paragraph" style:parent-style-name="Standard">
      <style:text-properties officeooo:rsid="005e1ad0" officeooo:paragraph-rsid="005e1ad0"/>
    </style:style>
    <style:style style:name="P51" style:family="paragraph" style:parent-style-name="Standard">
      <style:text-properties officeooo:rsid="005f90ed" officeooo:paragraph-rsid="005f90ed"/>
    </style:style>
    <style:style style:name="P52" style:family="paragraph" style:parent-style-name="Standard">
      <style:text-properties officeooo:rsid="0013c9d4" officeooo:paragraph-rsid="0013c9d4"/>
    </style:style>
    <style:style style:name="P53" style:family="paragraph" style:parent-style-name="Standard">
      <style:text-properties officeooo:rsid="0061c1c2" officeooo:paragraph-rsid="0061c1c2"/>
    </style:style>
    <style:style style:name="P54" style:family="paragraph" style:parent-style-name="Standard">
      <style:text-properties fo:font-weight="bold" officeooo:rsid="00667dba" officeooo:paragraph-rsid="00667dba" style:font-weight-asian="bold" style:font-weight-complex="bold"/>
    </style:style>
    <style:style style:name="P55" style:family="paragraph" style:parent-style-name="Standard">
      <style:text-properties fo:font-weight="bold" officeooo:rsid="0062d905" officeooo:paragraph-rsid="0062d905" style:font-weight-asian="bold" style:font-weight-complex="bold"/>
    </style:style>
    <style:style style:name="P56" style:family="paragraph" style:parent-style-name="Standard">
      <style:text-properties fo:font-weight="bold" officeooo:rsid="0026c1eb" officeooo:paragraph-rsid="0026c1eb" style:font-weight-asian="bold" style:font-weight-complex="bold"/>
    </style:style>
    <style:style style:name="P57" style:family="paragraph" style:parent-style-name="Standard">
      <style:text-properties fo:font-weight="bold" officeooo:rsid="0021845a" officeooo:paragraph-rsid="003102ba" style:font-weight-asian="bold" style:font-weight-complex="bold"/>
    </style:style>
    <style:style style:name="P58" style:family="paragraph" style:parent-style-name="Standard">
      <style:text-properties fo:font-weight="bold" officeooo:rsid="0028ba8f" officeooo:paragraph-rsid="003102ba" style:font-weight-asian="bold" style:font-weight-complex="bold"/>
    </style:style>
    <style:style style:name="P59" style:family="paragraph" style:parent-style-name="Standard">
      <style:text-properties officeooo:rsid="001ae2be" officeooo:paragraph-rsid="0072a258"/>
    </style:style>
    <style:style style:name="P60" style:family="paragraph" style:parent-style-name="Standard">
      <style:text-properties officeooo:rsid="0034bfbe" officeooo:paragraph-rsid="0072a258"/>
    </style:style>
    <style:style style:name="P61" style:family="paragraph" style:parent-style-name="Standard">
      <style:text-properties officeooo:paragraph-rsid="0072a258"/>
    </style:style>
    <style:style style:name="P62" style:family="paragraph" style:parent-style-name="Standard">
      <style:text-properties officeooo:rsid="0021845a" officeooo:paragraph-rsid="0021845a"/>
    </style:style>
    <style:style style:name="P63" style:family="paragraph" style:parent-style-name="Standard">
      <style:text-properties officeooo:rsid="0075b188" officeooo:paragraph-rsid="0075b188"/>
    </style:style>
    <style:style style:name="T1" style:family="text">
      <style:text-properties officeooo:rsid="0011ee2b"/>
    </style:style>
    <style:style style:name="T2" style:family="text">
      <style:text-properties officeooo:rsid="001494fa"/>
    </style:style>
    <style:style style:name="T3" style:family="text">
      <style:text-properties officeooo:rsid="0017cca4"/>
    </style:style>
    <style:style style:name="T4" style:family="text">
      <style:text-properties officeooo:rsid="0019bd2a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d184d"/>
    </style:style>
    <style:style style:name="T7" style:family="text">
      <style:text-properties officeooo:rsid="001fbba0"/>
    </style:style>
    <style:style style:name="T8" style:family="text">
      <style:text-properties officeooo:rsid="0021845a"/>
    </style:style>
    <style:style style:name="T9" style:family="text">
      <style:text-properties officeooo:rsid="0026649e"/>
    </style:style>
    <style:style style:name="T10" style:family="text">
      <style:text-properties officeooo:rsid="00270eab"/>
    </style:style>
    <style:style style:name="T11" style:family="text">
      <style:text-properties officeooo:rsid="002ac20e"/>
    </style:style>
    <style:style style:name="T12" style:family="text">
      <style:text-properties officeooo:rsid="002c55aa"/>
    </style:style>
    <style:style style:name="T13" style:family="text">
      <style:text-properties officeooo:rsid="002d3db4"/>
    </style:style>
    <style:style style:name="T14" style:family="text">
      <style:text-properties officeooo:rsid="002ec565"/>
    </style:style>
    <style:style style:name="T15" style:family="text">
      <style:text-properties officeooo:rsid="002f6c26"/>
    </style:style>
    <style:style style:name="T16" style:family="text">
      <style:text-properties officeooo:rsid="00379449"/>
    </style:style>
    <style:style style:name="T17" style:family="text">
      <style:text-properties officeooo:rsid="003d4386"/>
    </style:style>
    <style:style style:name="T18" style:family="text">
      <style:text-properties officeooo:rsid="003ec60b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40b62f"/>
    </style:style>
    <style:style style:name="T21" style:family="text">
      <style:text-properties style:text-line-through-style="none" style:text-line-through-type="none" officeooo:rsid="0043ddae"/>
    </style:style>
    <style:style style:name="T22" style:family="text">
      <style:text-properties style:text-line-through-style="none" style:text-line-through-type="none" officeooo:rsid="0043ff2e"/>
    </style:style>
    <style:style style:name="T23" style:family="text">
      <style:text-properties style:text-line-through-style="none" style:text-line-through-type="none" officeooo:rsid="0046e631"/>
    </style:style>
    <style:style style:name="T24" style:family="text">
      <style:text-properties officeooo:rsid="004a2a6a"/>
    </style:style>
    <style:style style:name="T25" style:family="text">
      <style:text-properties officeooo:rsid="004ec9a7"/>
    </style:style>
    <style:style style:name="T26" style:family="text">
      <style:text-properties officeooo:rsid="00507a37"/>
    </style:style>
    <style:style style:name="T27" style:family="text">
      <style:text-properties officeooo:rsid="003f21e5"/>
    </style:style>
    <style:style style:name="T28" style:family="text">
      <style:text-properties officeooo:rsid="0040b62f"/>
    </style:style>
    <style:style style:name="T29" style:family="text">
      <style:text-properties officeooo:rsid="006110ce"/>
    </style:style>
    <style:style style:name="T30" style:family="text">
      <style:text-properties officeooo:rsid="0069bb4d"/>
    </style:style>
    <style:style style:name="T31" style:family="text">
      <style:text-properties fo:font-weight="bold" officeooo:rsid="0069bb4d" style:font-weight-asian="bold" style:font-weight-complex="bold"/>
    </style:style>
    <style:style style:name="T32" style:family="text">
      <style:text-properties fo:font-weight="normal" officeooo:rsid="0069bb4d" style:font-weight-asian="normal" style:font-weight-complex="normal"/>
    </style:style>
    <style:style style:name="T33" style:family="text">
      <style:text-properties officeooo:rsid="006cbafe"/>
    </style:style>
    <style:style style:name="T34" style:family="text">
      <style:text-properties officeooo:rsid="006d373e"/>
    </style:style>
    <style:style style:name="T35" style:family="text">
      <style:text-properties officeooo:rsid="006eee64"/>
    </style:style>
    <style:style style:name="T36" style:family="text">
      <style:text-properties officeooo:rsid="0070cffe"/>
    </style:style>
    <style:style style:name="T37" style:family="text">
      <style:text-properties officeooo:rsid="007172aa"/>
    </style:style>
    <style:style style:name="T38" style:family="text">
      <style:text-properties fo:color="#bfc7d5" loext:opacity="100%"/>
    </style:style>
    <style:style style:name="T39" style:family="text">
      <style:text-properties fo:color="#bfc7d5" loext:opacity="100%" style:font-name="Liberation Serif"/>
    </style:style>
    <style:style style:name="T40" style:family="text">
      <style:text-properties fo:color="#bfc7d5" loext:opacity="100%" style:font-name="Liberation Serif" fo:font-size="12pt" style:font-size-asian="12pt" style:font-size-complex="12pt"/>
    </style:style>
    <style:style style:name="T41" style:family="text">
      <style:text-properties style:font-name="Liberation Serif" fo:font-size="12pt" style:font-size-asian="12pt" style:font-size-complex="12pt"/>
    </style:style>
    <style:style style:name="T42" style:family="text">
      <style:text-properties style:use-window-font-color="true" loext:opacity="0%" style:font-name="Liberation Seri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Commands cheat-sheet <text:span text:style-name="T30">(Presentation material in </text:span><text:span text:style-name="T31">bold</text:span><text:span text:style-name="T32">)</text:span></text:p>
      <text:p text:style-name="P7"/>
      <text:p text:style-name="P7">Ch.1<text:tab/>UFW/Firewalld</text:p>
      <text:p text:style-name="P7"/>
      <text:p text:style-name="P54">Some stuff on firewalls and DMZs</text:p>
      <text:p text:style-name="P7"/>
      <text:p text:style-name="P8">sudo ufw default deny incoming</text:p>
      <text:p text:style-name="P8">sudo ufw default allow outgoing</text:p>
      <text:p text:style-name="P40">sudo iptables -L</text:p>
      <text:p text:style-name="P41">sudo ufw enable</text:p>
      <text:p text:style-name="P42">sudo iptables -L</text:p>
      <text:p text:style-name="P42"/>
      <text:p text:style-name="P44">sudo ufw allow ssh</text:p>
      <text:p text:style-name="P39">sudo ufw deny http</text:p>
      <text:p text:style-name="P9">sudo ufw allow http/s</text:p>
      <text:p text:style-name="P9"/>
      <text:p text:style-name="P10">Port ranges:</text:p>
      <text:p text:style-name="P10">sudo ufw allow 6000:6007/tcp</text:p>
      <text:p text:style-name="P11">Specific Ips:</text:p>
      <text:p text:style-name="P11">sudo ufw allow from &lt;ip&gt;/&lt;<text:span text:style-name="T1">mask&gt;</text:span></text:p>
      <text:p text:style-name="P7"/>
      <text:p text:style-name="P7">Ch.2<text:tab/><text:span text:style-name="T16">Directory and file security basics</text:span></text:p>
      <text:p text:style-name="P7"/>
      <text:p text:style-name="P55">User identity management basics, minimum permission best practices.</text:p>
      <text:p text:style-name="P7"/>
      <text:p text:style-name="P21">Creating users and groups:</text:p>
      <text:p text:style-name="P21"/>
      <text:p text:style-name="P50">sudo groupadd &lt;name&gt;</text:p>
      <text:p text:style-name="P51">getent group | grep &lt;name&gt;</text:p>
      <text:p text:style-name="P51"/>
      <text:p text:style-name="P22">sudo useradd -m -u &lt;uid&gt; -<text:span text:style-name="T17">g &lt;group&gt; -</text:span><text:span text:style-name="T18">G &lt;groups,with,commas&gt; </text:span>angelos</text:p>
      <text:p text:style-name="P22">sudo passwd angelos</text:p>
      <text:p text:style-name="P23"/>
      <text:p text:style-name="P23">sudo useradd <text:span text:style-name="T19">-e YYYY – MM – DD </text:span><text:span text:style-name="T20">username </text:span><text:span text:style-name="T22">(to set exp date for a user’s account)</text:span></text:p>
      <text:p text:style-name="P24"><text:span text:style-name="T20">s</text:span><text:span text:style-name="T19">udo chage -l username </text:span><text:span text:style-name="T21">(to verify the exp date)</text:span></text:p>
      <text:p text:style-name="P34"/>
      <text:p text:style-name="P25"><text:span text:style-name="T21">s</text:span><text:span text:style-name="T19">udo usermod -a -G group username </text:span><text:span text:style-name="T23">(Add a user to a secondary group)</text:span></text:p>
      <text:p text:style-name="P37">sudo usermod -G group username (Change user’s primary group)</text:p>
      <text:p text:style-name="P38">sudo usermod <text:span text:style-name="T27">-e YYYY – MM – DD </text:span><text:span text:style-name="T28">username</text:span></text:p>
      <text:p text:style-name="P38"/>
      <text:p text:style-name="P21">Basic UNIX permissions, users and groups:</text:p>
      <text:p text:style-name="P12"/>
      <text:p text:style-name="P27">The owner of a file, or group the file belongs to can be seen with the ls -l command.</text:p>
      <text:p text:style-name="P28">To change one of the two, use the <text:span text:style-name="T24">command</text:span>:</text:p>
      <text:p text:style-name="P28"/>
      <text:p text:style-name="P28">chown &lt;user&gt; &lt;file&gt; </text:p>
      <text:p text:style-name="P30">chown :&lt;group&gt; &lt;file</text:p>
      <text:p text:style-name="P30"/>
      <text:p text:style-name="P26">Three permission groups: User, Group, Other</text:p>
      <text:p text:style-name="P26">Three permission types: Read, Write, Execute</text:p>
      <text:p text:style-name="P27">Count in 3-bit binary to assign permissions to each one of the three types:</text:p>
      <text:p text:style-name="P31">r w x → 1 1 0 = 6</text:p>
      <text:p text:style-name="P29"><text:soft-page-break/>Ex. </text:p>
      <text:p text:style-name="P29"><text:span text:style-name="T26"><text:tab/>6</text:span>00, the user can <text:span text:style-name="T25">read and </text:span>write <text:span text:style-name="T25">on the file but not execute it.</text:span></text:p>
      <text:p text:style-name="P32"><text:tab/>660, both the user and the group can read and write but not execute.</text:p>
      <text:p text:style-name="P32"><text:tab/>777, everyone can read, write and execute the file.</text:p>
      <text:p text:style-name="P12"/>
      <text:p text:style-name="P33">To modify a file’s permissions use:</text:p>
      <text:p text:style-name="P33"/>
      <text:p text:style-name="P33">chmod &lt;<text:span text:style-name="T34">3-digit-</text:span><text:span text:style-name="T33">number</text:span><text:span text:style-name="T35">[0-7]</text:span><text:span text:style-name="T33">&gt; </text:span>&lt;file&gt;</text:p>
      <text:p text:style-name="P33">Alternatively:</text:p>
      <text:p text:style-name="P33">chmod u+rwx &lt;file&gt;</text:p>
      <text:p text:style-name="P33">chmod g+rwx &lt;file&gt;</text:p>
      <text:p text:style-name="P33"/>
      <text:p text:style-name="P12"/>
      <text:p text:style-name="P12"><text:span text:style-name="T16">Working with </text:span>ACLs:</text:p>
      <text:p text:style-name="P12"/>
      <text:p text:style-name="P53">sudo apt install acl</text:p>
      <text:p text:style-name="P12"/>
      <text:p text:style-name="P12">Create a demo file to put ACLs on:</text:p>
      <text:p text:style-name="P12"><text:tab/>touch acl_demo.txt</text:p>
      <text:p text:style-name="P12"><text:tab/>chmod <text:span text:style-name="T29">46</text:span>0 acl_demo.txt</text:p>
      <text:p text:style-name="P12"><text:tab/><text:span text:style-name="T2">getfacl acl_demo.txt</text:span></text:p>
      <text:p text:style-name="P13">To modify ACL policies use </text:p>
      <text:p text:style-name="P13"><text:tab/>setfacl -m (modify) u:user:rwx &lt;file&gt;</text:p>
      <text:p text:style-name="P13"><text:tab/>setfacl -m (modify) g:group:rwx &lt;file&gt;</text:p>
      <text:p text:style-name="P13"><text:tab/></text:p>
      <text:p text:style-name="P14">To create an ACL for a directroy:</text:p>
      <text:p text:style-name="P14"><text:tab/><text:span text:style-name="T3">setfacl -m d:u:frank:r directroy</text:span></text:p>
      <text:p text:style-name="P14"/>
      <text:p text:style-name="P15">Removing ACLs:</text:p>
      <text:p text:style-name="P15"><text:tab/>setfacl -x u:maggie acl_demo.txt<text:tab/></text:p>
      <text:p text:style-name="P16"><text:tab/>Deletes the entire thing, if we have multiple permissions it is not recommended</text:p>
      <text:p text:style-name="P16"><text:tab/></text:p>
      <text:p text:style-name="P15"><text:tab/>setfacl -m m::r acl_demo.txt</text:p>
      <text:p text:style-name="P15"><text:tab/>Creates a mask and adds different “effective” permissions to users affected by the ACL. <text:span text:style-name="T4">This <text:tab/>works on top of the normal ACL. </text:span><text:span text:style-name="T36">It effectively does a bitwise AND on the permission bits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7"><text:soft-page-break/></text:p>
      <text:p text:style-name="P7">Ch.<text:span text:style-name="T37">3</text:span><text:tab/><text:span text:style-name="T7">Introduction to snort and auditing/scanning </text:span><text:span text:style-name="T10">with Lynis and rkhunter</text:span></text:p>
      <text:p text:style-name="P2"/>
      <text:p text:style-name="P56">IDS/IPS systems in general</text:p>
      <text:p text:style-name="P56">Auditing and what its good for</text:p>
      <text:p text:style-name="P57"/>
      <text:p text:style-name="P58">Different types of malware and other nasties</text:p>
      <text:p text:style-name="P19"/>
      <text:p text:style-name="P19">- Ransomware<text:tab/><text:tab/><text:span text:style-name="T13">(Encrypts data until ransom is p</text:span><text:span text:style-name="T14">a</text:span><text:span text:style-name="T15">id)</text:span></text:p>
      <text:p text:style-name="P19">- Keyloggers<text:tab/><text:tab/><text:span text:style-name="T13">(Monitors keystrokes)</text:span></text:p>
      <text:p text:style-name="P19">- Trojans<text:tab/><text:tab/><text:span text:style-name="T13">(Disguise as desirable code and executes mallicious code instead)</text:span></text:p>
      <text:p text:style-name="P19">- Rootkits <text:tab/><text:tab/><text:span text:style-name="T11">(Remote control of a machine</text:span><text:span text:style-name="T12">)</text:span></text:p>
      <text:p text:style-name="P3"/>
      <text:p text:style-name="P2"/>
      <text:p text:style-name="P2">Snort</text:p>
      <text:p text:style-name="P2"/>
      <text:p text:style-name="P63">sudo apt update &amp;&amp; sudo apt dist-upgrade -y</text:p>
      <text:p text:style-name="P63"/>
      <text:p text:style-name="P36"><text:span text:style-name="Source_20_Text"><text:span text:style-name="T42">sudo apt install build-essential libpcap-dev libpcre3-dev libnet1-dev zlib1g-dev luajit hwloc libdnet-dev libdumbnet-dev bison flex liblzma-dev openssl libssl-dev pkg-config libhwloc-dev cmake cpputest libsqlite3-dev uuid-dev libcmocka-dev libnetfilter-queue-dev libmnl-dev autotools-dev libluajit-5.1-dev libunwind-dev libfl-dev -y</text:span></text:span></text:p>
      <text:p text:style-name="P63"/>
      <text:p text:style-name="P2">https://kifarunix.com/install-and-configure-snort-3-nids-on-ubuntu-20-04/</text:p>
      <text:p text:style-name="P2"/>
      <text:p text:style-name="P2"/>
      <text:p text:style-name="P2">Lynis:</text:p>
      <text:p text:style-name="P1"/>
      <text:p text:style-name="P1"># cd /opt/</text:p>
      <text:p text:style-name="Preformatted_20_Text"># wget https://downloads.cisofy.com/lynis/lynis-2.6.6.tar.gz</text:p>
      <text:p text:style-name="Preformatted_20_Text"># tar xvzf lynis-2.6.6.tar.gz</text:p>
      <text:p text:style-name="P4"># mv lynis /usr/local/</text:p>
      <text:p text:style-name="P5"># ln -s /usr/local/lynis/lynis /usr/local/bin/lynis<text:line-break/><text:span text:style-name="T8"># lynis audit system</text:span></text:p>
      <text:p text:style-name="P2"/>
      <text:p text:style-name="P2">RootkitHunter</text:p>
      <text:p text:style-name="P6"/>
      <text:p text:style-name="P6"><text:span text:style-name="T9">#</text:span> sudo apt install rkhunter</text:p>
      <text:p text:style-name="P6"># rkhunter -c</text:p>
      <text:p text:style-name="P7"/>
      <text:p text:style-name="P35">Ch.<text:span text:style-name="T37">4</text:span> The lazy sysadmin’s tools</text:p>
      <text:p text:style-name="P35"/>
      <text:p text:style-name="P35">Creating systemd services</text:p>
      <text:p text:style-name="P35">Managing tasks with crontab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>Ch.<text:span text:style-name="T37">5</text:span><text:tab/>Introduction to SELinux</text:p>
      <text:p text:style-name="P47"/>
      <text:p text:style-name="P61"><text:span text:style-name="Source_20_Text"><text:span text:style-name="T6">Install on ubuntu server:</text:span></text:span></text:p>
      <text:p text:style-name="P61"><text:span text:style-name="Source_20_Text"><text:span text:style-name="T6"/></text:span></text:p>
      <text:p text:style-name="P61"><text:span text:style-name="Source_20_Text"><text:span text:style-name="T5">sudo apt-get install policycoreutils selinux-utils selinux-basics -y</text:span></text:span></text:p>
      <text:p text:style-name="P61"><text:span text:style-name="Source_20_Text"><text:span text:style-name="T5">sudo selinux-activate</text:span></text:span></text:p>
      <text:p text:style-name="P61"><text:span text:style-name="Source_20_Text"><text:span text:style-name="T5">sudo selinux-config-enforcing</text:span></text:span></text:p>
      <text:p text:style-name="P61"><text:span text:style-name="T5">s</text:span>udo reboot</text:p>
      <text:p text:style-name="P59">sestatus</text:p>
      <text:p text:style-name="P47"/>
      <text:p text:style-name="P60"/>
      <text:p text:style-name="P47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6:06:43.446745529</meta:creation-date>
    <dc:date>2023-03-20T23:12:54.553260565</dc:date>
    <meta:editing-duration>PT2H24M25S</meta:editing-duration>
    <meta:editing-cycles>95</meta:editing-cycles>
    <meta:generator>LibreOffice/7.3.7.2$Linux_X86_64 LibreOffice_project/30$Build-2</meta:generator>
    <meta:document-statistic meta:table-count="0" meta:image-count="0" meta:object-count="0" meta:page-count="4" meta:paragraph-count="94" meta:word-count="547" meta:character-count="3602" meta:non-whitespace-character-count="3118"/>
  </office:meta>
</office:document-meta>
</file>